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c0000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Roboto" style:font-size-asian="12pt" style:font-weight-asian="normal" style:font-name-complex="Roboto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Roboto" style:font-size-asian="14pt" style:font-weight-asian="bold" style:font-name-complex="Roboto" style:font-size-complex="14pt"/>
    </style:style>
    <style:style style:name="P19" style:family="paragraph" style:parent-style-name="Standard">
      <style:text-properties style:font-name="Times New Roman" fo:font-size="14pt" style:font-name-asian="Roboto" style:font-size-asian="14pt" style:font-name-complex="Roboto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name-asian="Roboto" style:font-size-asian="14pt" style:font-name-complex="Roboto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Times New Roman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c0000"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Times New Roman" fo:font-size="13pt" style:font-size-asian="13pt" style:font-size-complex="13pt"/>
    </style:style>
    <style:style style:name="P26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4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6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8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993366"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7">
      <style:paragraph-properties fo:background-color="transparent">
        <style:background-image/>
      </style:paragraph-properties>
      <style:text-properties fo:color="#000000" style:font-name="Times New Roman"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/>
    </style:style>
    <style:style style:name="P3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Times New Roman" fo:font-size="12pt" style:text-underline-style="none" fo:font-weight="normal" style:font-size-asian="12pt" style:font-weight-asian="bold" style:font-size-complex="12pt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Roboto" style:font-size-asian="14pt" style:font-name-complex="Roboto" style:font-size-complex="14pt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text-line-through-style="none" style:font-name="Times New Roman" fo:font-style="normal" style:text-underline-style="none" fo:font-weight="normal" style:text-blinking="false"/>
    </style:style>
    <style:style style:name="T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fo:font-size="14pt" fo:font-style="normal" style:text-underline-style="none" style:text-blinking="false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ize="14pt" fo:font-style="normal" style:text-underline-style="none" style:text-blinking="false" fo:background-color="transparent" style:font-size-asian="14pt" style:font-size-complex="14pt"/>
    </style:style>
    <style:style style:name="T12" style:family="text">
      <style:text-properties fo:font-variant="normal" fo:text-transform="none" style:text-line-through-style="none" fo:font-style="normal" style:text-underline-style="none" fo:font-weight="normal" style:text-blinking="false" style:font-weight-asian="normal" style:font-weight-complex="normal"/>
    </style:style>
    <style:style style:name="T13" style:family="text">
      <style:text-properties fo:font-variant="normal" fo:text-transform="none" style:text-line-through-style="none" fo:font-style="normal" style:text-blinking="false" style:font-name-asian="Roboto" style:font-name-complex="Roboto"/>
    </style:style>
    <style:style style:name="T14" style:family="text">
      <style:text-properties fo:font-variant="normal" fo:text-transform="none" style:text-line-through-style="none" fo:font-style="normal" style:text-blinking="false" style:font-weight-complex="bold"/>
    </style:style>
    <style:style style:name="T15" style:family="text">
      <style:text-properties fo:font-variant="normal" fo:text-transform="none" style:text-line-through-style="none" fo:font-size="14pt" fo:font-style="normal" style:text-underline-style="none" fo:font-weight="normal" style:text-blinking="false" style:font-size-asian="14pt" style:font-size-complex="14pt"/>
    </style:style>
    <style:style style:name="T16" style:family="text">
      <style:text-properties fo:font-variant="normal" fo:text-transform="none" style:text-line-through-style="none" fo:font-size="14pt" style:text-underline-style="none" style:text-blinking="false" style:font-size-asian="14pt" style:font-size-complex="14pt"/>
    </style:style>
    <style:style style:name="T17" style:family="text">
      <style:text-properties fo:font-variant="normal" fo:text-transform="none" style:text-line-through-style="none" fo:font-size="14pt" style:text-underline-style="none" fo:font-weight="normal" style:text-blinking="false" style:font-size-asian="14pt" style:font-weight-asian="normal" style:font-size-complex="14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993366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font-name-asian="Roboto" style:font-name-complex="Roboto"/>
    </style:style>
    <style:style style:name="T24" style:family="text">
      <style:text-properties style:text-underline-style="none" fo:background-color="transparent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font-name="Times New Roman" fo:font-size="13pt" style:font-size-asian="13pt" style:font-size-complex="13pt"/>
    </style:style>
    <style:style style:name="T28" style:family="text"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EB DESCRIPCION</text:p>
      <text:p text:style-name="P1"/>
      <text:p text:style-name="P7">DIAPOSITIVA 1 --- Overall view of website</text:p>
      <text:p text:style-name="P4">“In this video we are going to explain how we've made our website, its different sections, and how we've applied the project requirements.”</text:p>
      <text:p text:style-name="P2"/>
      <text:p text:style-name="P7">DIAPOSITIVA 2 --- Show each website section</text:p>
      <text:p text:style-name="P4">“Our web has 6 sections: </text:p>
      <text:list xml:id="list763827064110338328" text:style-name="L1">
        <text:list-item>
          <text:p text:style-name="P13"><text:span text:style-name="T12">Landing section that contains logo, title, and menu.</text:span><text:span text:style-name="T18"> </text:span></text:p>
        </text:list-item>
        <text:list-item>
          <text:p text:style-name="P13"><text:span text:style-name="T12">Happy stories &amp;&amp; Web intro paragraph</text:span><text:span text:style-name="T12">.</text:span></text:p>
        </text:list-item>
        <text:list-item>
          <text:p text:style-name="P13"><text:span text:style-name="T12">Gallery - with text describing images. </text:span><text:span text:style-name="T18"><text:s/></text:span></text:p>
        </text:list-item>
        <text:list-item>
          <text:p text:style-name="P16">How can I help section</text:p>
        </text:list-item>
        <text:list-item>
          <text:p text:style-name="P13"><text:span text:style-name="T12">2 Buttons; one for making a donation, and another for requesting cats for adoption</text:span><text:span text:style-name="T18"> </text:span></text:p>
        </text:list-item>
        <text:list-item>
          <text:p text:style-name="P13"><text:span text:style-name="T12">Contact section</text:span><text:span text:style-name="T12">, that is a form that takes user details and message.</text:span></text:p>
          <text:p text:style-name="P15">”</text:p>
          <text:p text:style-name="P15"/>
        </text:list-item>
      </text:list>
      <text:p text:style-name="P7">DIAPOSITIVA 3 --- Show menu and click on each(4) menu section </text:p>
      <text:list xml:id="list656163168574291821" text:style-name="L2">
        <text:list-item>
          <text:list>
            <text:list-item>
              <text:list>
                <text:list-item>
                  <text:list>
                    <text:list-item>
                      <text:p text:style-name="P27">Click on the button/arrow to scroll up</text:p>
                    </text:list-item>
                  </text:list>
                </text:list-item>
              </text:list>
            </text:list-item>
          </text:list>
        </text:list-item>
      </text:list>
      <text:p text:style-name="P4">“Our menu links to four different sections:</text:p>
      <text:list xml:id="list852289948664461001" text:style-name="L3">
        <text:list-item>
          <text:p text:style-name="P12">About us</text:p>
        </text:list-item>
        <text:list-item>
          <text:p text:style-name="P12">Our cat that contains the picture gallery</text:p>
        </text:list-item>
        <text:list-item>
          <text:p text:style-name="P12">How can I help</text:p>
        </text:list-item>
        <text:list-item>
          <text:p text:style-name="P12">Contact form</text:p>
        </text:list-item>
      </text:list>
      <text:p text:style-name="P8"><text:s/>”</text:p>
      <text:p text:style-name="P8"/>
      <text:p text:style-name="P7">DIAPOSITIVA 4 --- Happy stories section</text:p>
      <text:p text:style-name="P5"><text:span text:style-name="T19">“This section shows</text:span><text:span text:style-name="T15"> stories of people who</text:span><text:span text:style-name="T16"> </text:span><text:span text:style-name="T15">has adopted cats.</text:span></text:p>
      <text:p text:style-name="P37"><text:span text:style-name="T17">+ EXPLAIN JS used for it </text:span><text:span text:style-name="T19">”</text:span></text:p>
      <text:p text:style-name="P37"><text:span text:style-name="T19"/></text:p>
      <text:p text:style-name="P4"/>
      <text:p text:style-name="P7">DIAPOSITIVA 5 --- Intro paragraph describing web</text:p>
      <text:p text:style-name="P6"><text:span text:style-name="T1">“</text:span><text:span text:style-name="T3">This section contains an introduction for our web, </text:span><text:span text:style-name="T8">describing what is this website for + a picture</text:span> <text:span text:style-name="T1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DIAPOSITIVA 6 --- Gallery of pictures </text:p>
      <text:list xml:id="list5983471492285919808" text:style-name="L4">
        <text:list-item>
          <text:list>
            <text:list-item>
              <text:list>
                <text:list-item>
                  <text:list>
                    <text:list-item>
                      <text:p text:style-name="P28">Click on image to see the text hidden</text:p>
                    </text:list-item>
                    <text:list-item>
                      <text:p text:style-name="P28">Show Javascript code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“Our gallery contains 12 pictures of cats. Users can see a description text of each cat when clicking on each image. The web will d<text:span text:style-name="T23">isplay a msg when image is clicked on.</text:span></text:p>
      <text:p text:style-name="P4"><text:span text:style-name="T23"/></text:p>
      <text:list xml:id="list2092534072450720824" text:style-name="L5">
        <text:list-item>
          <text:p text:style-name="P17"><text:span text:style-name="T6">By using Javascript,</text:span><text:span text:style-name="T2"> we have create a function that shows text when image is clicked, and makes text disappear when another image is clicked </text:span><text:span text:style-name="T2">”</text:span></text:p>
        </text:list-item>
      </text:list>
      <text:p text:style-name="P4"/>
      <text:p text:style-name="P4"/>
      <text:p text:style-name="P7">DIAPOSITIVA 7 ---- Request button </text:p>
      <text:list xml:id="list7520692786460997740" text:style-name="L6">
        <text:list-item>
          <text:p text:style-name="P29">Click on button without answering questions –- See validation msg</text:p>
        </text:list-item>
        <text:list-item>
          <text:p text:style-name="P29">Answer questions properly – See final msg</text:p>
        </text:list-item>
        <text:list-item>
          <text:p text:style-name="P29">Show console to see array working</text:p>
        </text:list-item>
        <text:list-item>
          <text:p text:style-name="P29">Show Javascript code</text:p>
        </text:list-item>
      </text:list>
      <text:p text:style-name="P6"><text:span text:style-name="T3">“This b</text:span><text:span text:style-name="T9">utton allows user to request one or more cats for adoption.</text:span><text:span text:style-name="T19"> </text:span><text:span text:style-name="T3">”</text:span></text:p>
      <text:list xml:id="list36575181" text:continue-list="list2092534072450720824" text:style-name="L5">
        <text:list-item>
          <text:p text:style-name="P22"><text:span text:style-name="T4">By using Javascript----&gt; </text:span></text:p>
          <text:p text:style-name="P23"><text:span text:style-name="T10">Validation by filling areas &amp; Validation </text:span><text:span text:style-name="T11">prompt to avoid accepting null values</text:span></text:p>
        </text:list-item>
      </text:list>
      <text:list xml:id="list8120000447797697650" text:style-name="L7">
        <text:list-item>
          <text:p text:style-name="P36">------&gt;Array used here to <text:span text:style-name="T13">store user choice and cats name picked.</text:span></text:p>
        </text:list-item>
      </text:list>
      <text:p text:style-name="P40">- var size = userCatsNo; // Array size</text:p>
      <text:p text:style-name="P38"><text:span text:style-name="T14">- var userChoice = []; //Declare array</text:span></text:p>
      <text:p text:style-name="P34"><text:span text:style-name="T24"><text:tab/></text:span></text:p>
      <text:p text:style-name="P1"/>
      <text:p text:style-name="P7">DIAPOSITIVA 8 – How can I help?</text:p>
      <text:p text:style-name="P4">“Flex format used here + Pictures”</text:p>
      <text:p text:style-name="P2"/>
      <text:p text:style-name="P2"/>
      <text:p text:style-name="P7">DIAPOSITIVA 9 ---- Donate button</text:p>
      <text:list xml:id="list6207031116793082283" text:style-name="L8">
        <text:list-item>
          <text:p text:style-name="P30">Click without answering questions –- See validation msg</text:p>
        </text:list-item>
        <text:list-item>
          <text:p text:style-name="P30">Type age &lt;18 –- See age validation</text:p>
        </text:list-item>
        <text:list-item>
          <text:p text:style-name="P30">Answer everything properly –See final msg</text:p>
        </text:list-item>
      </text:list>
      <text:p text:style-name="P1"><text:s/></text:p>
      <text:p text:style-name="P1"><text:span text:style-name="T3">“This b</text:span><text:span text:style-name="T9">utton allows user to show interest in making a donation.</text:span><text:span text:style-name="T19"> </text:span><text:span text:style-name="T3">”</text:span></text:p>
      <text:list xml:id="list36554259" text:continue-list="list36575181" text:style-name="L5">
        <text:list-item>
          <text:p text:style-name="P22"><text:span text:style-name="T4">By using Javascript----&gt; </text:span></text:p>
        </text:list-item>
      </text:list>
      <text:p text:style-name="P3"><text:tab/><text:span text:style-name="T20">Double validation: Validation by age &amp; by filling areas</text:span></text:p>
      <text:p text:style-name="P7"><text:soft-page-break/>DIAPOSITIVA 10 ---- Contact section - form </text:p>
      <text:list xml:id="list36558953" text:continue-list="list6207031116793082283" text:style-name="L8">
        <text:list-item>
          <text:p text:style-name="P30">Click on each area -See values accepted+msg</text:p>
        </text:list-item>
        <text:list-item>
          <text:p text:style-name="P30">Fill everything properly –See success msg </text:p>
        </text:list-item>
        <text:list-item>
          <text:p text:style-name="P30">Do not fill anything –-See error msg</text:p>
        </text:list-item>
      </text:list>
      <text:list xml:id="list36556011" text:continue-list="list36554259" text:style-name="L5">
        <text:list-header>
          <text:p text:style-name="P32"><text:span text:style-name="T4"/></text:p>
        </text:list-header>
        <text:list-item>
          <text:p text:style-name="P33"><text:span text:style-name="T6">By using Javascript----&gt; </text:span></text:p>
        </text:list-item>
      </text:list>
      <text:p text:style-name="P18"><text:span text:style-name="T22"><text:tab/></text:span>Validation condition by values introduced</text:p>
      <text:p text:style-name="P20"><text:tab/>--&gt;To make sure that the form accepts the right values for name,email, phone,and message, meaning that:</text:p>
      <text:p text:style-name="P39">-name will contain letters and spaces</text:p>
      <text:p text:style-name="P39">-email email characters</text:p>
      <text:p text:style-name="P39">-phone only numbers, we added a min and max (7-14)</text:p>
      <text:p text:style-name="P39">-message only letters and spaces</text:p>
      <text:p text:style-name="P19"/>
      <text:p text:style-name="P25"><text:tab/>-We use different icons, colors, and a message to specify user what should be written.</text:p>
      <text:p text:style-name="P19"><text:span text:style-name="T25"><text:tab/></text:span><text:span text:style-name="T29">Validation condition by filling areas: </text:span><text:span text:style-name="T26">c</text:span><text:span text:style-name="T28">o</text:span><text:span text:style-name="T27">ndition added to check all form areas are filled. --</text:span><text:span text:style-name="T7">-&gt; An error message will be displayed if they are not filled</text:span></text:p>
      <text:p text:style-name="P9"/>
      <text:p text:style-name="P7">DIAPOSITIVA 11 ---- Contact form JavaScript </text:p>
      <text:list xml:id="list36578314" text:continue-list="list36558953" text:style-name="L8">
        <text:list-item>
          <text:p text:style-name="P30">Show Javascript code</text:p>
        </text:list-item>
      </text:list>
      <text:p text:style-name="P1"/>
      <text:p text:style-name="P2"/>
      <text:p text:style-name="P7">DIAPOSITIVA 12 – Responsive format</text:p>
      <text:list xml:id="list36576051" text:continue-numbering="true" text:style-name="L8">
        <text:list-item>
          <text:p text:style-name="P30">Show how web react to different screen sizes.</text:p>
        </text:list-item>
        <text:list-item>
          <text:p text:style-name="P30">Show CSS code</text:p>
        </text:list-item>
      </text:list>
      <text:p text:style-name="P2"/>
      <text:p text:style-name="P2"/>
      <text:p text:style-name="P7">DIAPOSITIVA 13 – Formats used</text:p>
      <text:list xml:id="list36548828" text:continue-numbering="true" text:style-name="L8">
        <text:list-item>
          <text:p text:style-name="P30">Show CSS code to show Flex-Grid- Bootstrap</text:p>
        </text:list-item>
      </text:list>
      <text:p text:style-name="P2"/>
      <text:p text:style-name="P2"/>
      <text:p text:style-name="P7">DIAPOSITIVA 14 – Google Page Speed Service</text:p>
      <text:p text:style-name="P2"/>
      <text:p text:style-name="P2"/>
      <text:p text:style-name="P7">DIAPOSITIVA 15 – Project team</text:p>
      <text:p text:style-name="P2">-Our names + Student numbers</text:p>
      <text:p text:style-name="P2"/>
      <text:p text:style-name="P7">DIAPOSITIVA 16 – Tasks division</text:p>
      <text:p text:style-name="P2"/>
      <text:p text:style-name="P31"><text:span text:style-name="T21">DIAPOSITIVA 17 – The en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2-04-15T16:32:57.88</dc:date>
    <dc:creator>Ana V</dc:creator>
    <meta:editing-duration>PT8H27M32S</meta:editing-duration>
    <meta:editing-cycles>70</meta:editing-cycles>
    <meta:document-statistic meta:table-count="0" meta:image-count="0" meta:object-count="0" meta:page-count="3" meta:paragraph-count="77" meta:word-count="635" meta:character-count="3489"/>
  </office:meta>
</office:document-meta>
</file>